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4A000001C71252125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FreeSans1" svg:font-family="FreeSans" style:font-family-generic="swiss"/>
    <style:font-face style:name="Liberation Sans3"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 svg:font-family="'Liberation Sans'" style:font-adornments="Běžné"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tab-stops>
          <style:tab-stop style:position="4.763cm"/>
          <style:tab-stop style:position="8.89cm"/>
          <style:tab-stop style:position="13.018cm"/>
        </style:tab-stops>
      </style:paragraph-properties>
    </style:style>
    <style:style style:name="P2" style:family="paragraph" style:parent-style-name="Footer">
      <style:paragraph-properties fo:text-align="center" style:justify-single-word="false" fo:padding="0cm" fo:border="none" style:join-border="false"/>
      <style:text-properties officeooo:paragraph-rsid="00156218"/>
    </style:style>
    <style:style style:name="P3" style:family="paragraph" style:parent-style-name="Footer">
      <style:paragraph-properties fo:text-align="center" style:justify-single-word="false" fo:padding="0cm" fo:border="none" style:join-border="false"/>
      <style:text-properties fo:font-size="11pt" officeooo:rsid="000e03bb" style:font-size-asian="11pt" style:font-size-complex="11pt"/>
    </style:style>
    <style:style style:name="P4" style:family="paragraph" style:parent-style-name="Standard">
      <style:text-properties fo:color="#000000" fo:font-size="11pt" officeooo:rsid="00156218" officeooo:paragraph-rsid="00184958" style:font-size-asian="11pt" style:font-style-complex="italic"/>
    </style:style>
    <style:style style:name="P5" style:family="paragraph" style:parent-style-name="Standard">
      <style:text-properties fo:color="#000000" fo:font-size="11pt" officeooo:rsid="003fbf2f" officeooo:paragraph-rsid="003fbf2f" style:font-size-asian="11pt" style:font-style-complex="italic"/>
    </style:style>
    <style:style style:name="P6" style:family="paragraph" style:parent-style-name="Standard">
      <style:text-properties fo:color="#000000" fo:font-size="11pt" officeooo:rsid="00404aff" officeooo:paragraph-rsid="00404aff" style:font-size-asian="11pt" style:font-style-complex="italic"/>
    </style:style>
    <style:style style:name="P7" style:family="paragraph" style:parent-style-name="Standard">
      <style:text-properties officeooo:paragraph-rsid="0021a877"/>
    </style:style>
    <style:style style:name="P8" style:family="paragraph" style:parent-style-name="Standard">
      <style:text-properties officeooo:rsid="00266215" officeooo:paragraph-rsid="00266215"/>
    </style:style>
    <style:style style:name="P9" style:family="paragraph" style:parent-style-name="Standard">
      <style:text-properties officeooo:rsid="00266215" officeooo:paragraph-rsid="0027dbb3"/>
    </style:style>
    <style:style style:name="P10" style:family="paragraph" style:parent-style-name="Standard">
      <style:text-properties officeooo:rsid="00266215" officeooo:paragraph-rsid="0027ef6e"/>
    </style:style>
    <style:style style:name="P11" style:family="paragraph" style:parent-style-name="Standard">
      <style:text-properties officeooo:rsid="00266215" officeooo:paragraph-rsid="00296c04"/>
    </style:style>
    <style:style style:name="P12" style:family="paragraph" style:parent-style-name="Standard">
      <style:text-properties officeooo:rsid="00266215" officeooo:paragraph-rsid="003b77b7"/>
    </style:style>
    <style:style style:name="P13" style:family="paragraph" style:parent-style-name="Standard">
      <style:text-properties officeooo:rsid="00266215" officeooo:paragraph-rsid="003c8c38"/>
    </style:style>
    <style:style style:name="P14" style:family="paragraph" style:parent-style-name="Standard">
      <style:text-properties officeooo:rsid="0027dbb3" officeooo:paragraph-rsid="0031ada6"/>
    </style:style>
    <style:style style:name="P15" style:family="paragraph" style:parent-style-name="Standard">
      <style:text-properties officeooo:rsid="0027dbb3" officeooo:paragraph-rsid="003b77b7"/>
    </style:style>
    <style:style style:name="P16" style:family="paragraph" style:parent-style-name="Standard">
      <style:text-properties officeooo:paragraph-rsid="002fbd8b"/>
    </style:style>
    <style:style style:name="P17" style:family="paragraph" style:parent-style-name="Standard">
      <style:text-properties officeooo:paragraph-rsid="003377dc"/>
    </style:style>
    <style:style style:name="P18" style:family="paragraph" style:parent-style-name="Standard">
      <style:text-properties officeooo:rsid="0027ef6e" officeooo:paragraph-rsid="003fbf2f"/>
    </style:style>
    <style:style style:name="P19" style:family="paragraph" style:parent-style-name="Standard">
      <style:text-properties officeooo:paragraph-rsid="003ac70a"/>
    </style:style>
    <style:style style:name="P20" style:family="paragraph" style:parent-style-name="Standard">
      <style:text-properties officeooo:rsid="003ac70a" officeooo:paragraph-rsid="003ac70a"/>
    </style:style>
    <style:style style:name="P21" style:family="paragraph" style:parent-style-name="Standard">
      <style:text-properties officeooo:paragraph-rsid="003b77b7"/>
    </style:style>
    <style:style style:name="P22" style:family="paragraph" style:parent-style-name="Standard">
      <style:text-properties officeooo:rsid="003b77b7" officeooo:paragraph-rsid="003c8c38"/>
    </style:style>
    <style:style style:name="P23" style:family="paragraph" style:parent-style-name="Standard">
      <style:text-properties officeooo:rsid="003b77b7" officeooo:paragraph-rsid="003b77b7"/>
    </style:style>
    <style:style style:name="P24" style:family="paragraph" style:parent-style-name="Standard">
      <style:text-properties officeooo:rsid="003c8c38" officeooo:paragraph-rsid="003c8c38"/>
    </style:style>
    <style:style style:name="P25" style:family="paragraph" style:parent-style-name="Standard">
      <style:text-properties officeooo:rsid="003c8c38" officeooo:paragraph-rsid="0027dbb3"/>
    </style:style>
    <style:style style:name="P26" style:family="paragraph" style:parent-style-name="Standard">
      <style:text-properties officeooo:paragraph-rsid="00296c04"/>
    </style:style>
    <style:style style:name="P27" style:family="paragraph" style:parent-style-name="Standard">
      <style:text-properties officeooo:rsid="003cf45f" officeooo:paragraph-rsid="003cf45f"/>
    </style:style>
    <style:style style:name="P28" style:family="paragraph" style:parent-style-name="Standard">
      <style:text-properties officeooo:rsid="003fbf2f" officeooo:paragraph-rsid="003fbf2f"/>
    </style:style>
    <style:style style:name="P29" style:family="paragraph" style:parent-style-name="Standard">
      <style:text-properties officeooo:rsid="003fbf2f" officeooo:paragraph-rsid="002ecf11"/>
    </style:style>
    <style:style style:name="P30" style:family="paragraph" style:parent-style-name="Standard">
      <style:text-properties officeooo:rsid="0040bd23" officeooo:paragraph-rsid="0040bd23"/>
    </style:style>
    <style:style style:name="P31" style:family="paragraph" style:parent-style-name="Heading">
      <style:paragraph-properties fo:text-align="center" style:justify-single-word="false"/>
    </style:style>
    <style:style style:name="P32" style:family="paragraph" style:parent-style-name="Text_20_body">
      <style:text-properties officeooo:rsid="00296c04" officeooo:paragraph-rsid="00296c04"/>
    </style:style>
    <style:style style:name="P33" style:family="paragraph" style:parent-style-name="Text_20_body">
      <style:text-properties officeooo:rsid="00296c04" officeooo:paragraph-rsid="00306d0d"/>
    </style:style>
    <style:style style:name="P34" style:family="paragraph" style:parent-style-name="Text_20_body">
      <style:text-properties officeooo:rsid="002c626f" officeooo:paragraph-rsid="002c626f"/>
    </style:style>
    <style:style style:name="P35" style:family="paragraph" style:parent-style-name="Text_20_body">
      <style:text-properties officeooo:rsid="002fbd8b" officeooo:paragraph-rsid="002fbd8b"/>
    </style:style>
    <style:style style:name="P36" style:family="paragraph" style:parent-style-name="Text_20_body">
      <style:text-properties officeooo:rsid="003cf45f" officeooo:paragraph-rsid="003ecd73"/>
    </style:style>
    <style:style style:name="P37" style:family="paragraph" style:parent-style-name="Text_20_body">
      <style:text-properties officeooo:rsid="0048521a" officeooo:paragraph-rsid="0048521a"/>
    </style:style>
    <style:style style:name="P38" style:family="paragraph" style:parent-style-name="Text_20_body">
      <style:paragraph-properties fo:margin-left="0cm" fo:margin-right="0cm" fo:text-indent="-0.026cm" style:auto-text-indent="false">
        <style:tab-stops/>
      </style:paragraph-properties>
      <style:text-properties officeooo:rsid="003ac70a" officeooo:paragraph-rsid="003ac70a"/>
    </style:style>
    <style:style style:name="P39" style:family="paragraph" style:parent-style-name="Text_20_body">
      <style:paragraph-properties fo:margin-left="0cm" fo:margin-right="0cm" fo:text-indent="-0.026cm" style:auto-text-indent="false">
        <style:tab-stops/>
      </style:paragraph-properties>
      <style:text-properties officeooo:rsid="003ecd73" officeooo:paragraph-rsid="003ecd73"/>
    </style:style>
    <style:style style:name="P40" style:family="paragraph" style:parent-style-name="Text_20_body">
      <style:paragraph-properties fo:margin-left="0cm" fo:margin-right="0cm" fo:text-indent="-0.026cm" style:auto-text-indent="false">
        <style:tab-stops/>
      </style:paragraph-properties>
      <style:text-properties officeooo:rsid="0040bd23" officeooo:paragraph-rsid="0040bd23"/>
    </style:style>
    <style:style style:name="P41" style:family="paragraph" style:parent-style-name="Standard" style:master-page-name="First_20_Page">
      <style:paragraph-properties fo:text-align="end" style:justify-single-word="false" style:page-number="auto"/>
    </style:style>
    <style:style style:name="P42" style:family="paragraph" style:parent-style-name="Standard">
      <style:text-properties officeooo:paragraph-rsid="003377dc"/>
    </style:style>
    <style:style style:name="P43" style:family="paragraph" style:parent-style-name="Standard">
      <style:text-properties fo:font-style="italic" officeooo:rsid="004adece" officeooo:paragraph-rsid="004adece" style:font-style-asian="italic" style:font-style-complex="italic"/>
    </style:style>
    <style:style style:name="P44" style:family="paragraph" style:parent-style-name="Standard">
      <style:paragraph-properties fo:text-align="center" style:justify-single-word="false"/>
      <style:text-properties fo:font-style="italic" officeooo:rsid="004adece" officeooo:paragraph-rsid="004adece" style:font-style-asian="italic" style:font-style-complex="italic"/>
    </style:style>
    <style:style style:name="P45" style:family="paragraph" style:parent-style-name="Standard" style:master-page-name="First_20_Page">
      <style:paragraph-properties fo:text-align="end" style:justify-single-word="false" style:page-number="auto">
        <style:tab-stops>
          <style:tab-stop style:position="13.573cm"/>
          <style:tab-stop style:position="14.658cm"/>
          <style:tab-stop style:position="15.743cm"/>
        </style:tab-stops>
      </style:paragraph-properties>
      <style:text-properties officeooo:rsid="00398a75" officeooo:paragraph-rsid="004d20d0"/>
    </style:style>
    <style:style style:name="P46" style:family="paragraph" style:parent-style-name="Heading_20_10">
      <style:paragraph-properties fo:text-align="start" style:justify-single-word="false"/>
      <style:text-properties officeooo:paragraph-rsid="003ac70a"/>
    </style:style>
    <style:style style:name="P47" style:family="paragraph" style:parent-style-name="Heading_20_10">
      <style:text-properties officeooo:paragraph-rsid="0040bd23"/>
    </style:style>
    <style:style style:name="P48" style:family="paragraph" style:parent-style-name="Heading_20_10">
      <style:text-properties officeooo:rsid="0040bd23" officeooo:paragraph-rsid="0040bd23"/>
    </style:style>
    <style:style style:name="P49" style:family="paragraph" style:parent-style-name="Heading_20_10">
      <style:text-properties officeooo:rsid="0027dbb3" officeooo:paragraph-rsid="0027dbb3"/>
    </style:style>
    <style:style style:name="P50" style:family="paragraph" style:parent-style-name="Heading_20_10">
      <style:text-properties officeooo:rsid="003ac70a" officeooo:paragraph-rsid="003ac70a"/>
    </style:style>
    <style:style style:name="P51" style:family="paragraph" style:parent-style-name="Heading_20_10">
      <style:text-properties officeooo:rsid="002fbd8b" officeooo:paragraph-rsid="002fbd8b"/>
    </style:style>
    <style:style style:name="P52" style:family="paragraph" style:parent-style-name="Heading_20_10">
      <style:text-properties officeooo:rsid="00184958" officeooo:paragraph-rsid="0024c771"/>
    </style:style>
    <style:style style:name="P53" style:family="paragraph" style:parent-style-name="Heading_20_10">
      <style:text-properties officeooo:rsid="0024c771" officeooo:paragraph-rsid="0024c771"/>
    </style:style>
    <style:style style:name="P54" style:family="paragraph" style:parent-style-name="Heading_20_10">
      <style:text-properties officeooo:rsid="002c626f" officeooo:paragraph-rsid="002c626f"/>
    </style:style>
    <style:style style:name="P55" style:family="paragraph" style:parent-style-name="Heading_20_10">
      <style:text-properties officeooo:paragraph-rsid="0027ef6e"/>
    </style:style>
    <style:style style:name="P56" style:family="paragraph" style:parent-style-name="Heading_20_10">
      <style:text-properties officeooo:paragraph-rsid="002ae597"/>
    </style:style>
    <style:style style:name="P57" style:family="paragraph" style:parent-style-name="Heading_20_10">
      <style:text-properties officeooo:rsid="0048521a" officeooo:paragraph-rsid="0048521a"/>
    </style:style>
    <style:style style:name="P58" style:family="paragraph" style:parent-style-name="Heading_20_10">
      <style:text-properties officeooo:paragraph-rsid="002fbd8b"/>
    </style:style>
    <style:style style:name="P59" style:family="paragraph" style:parent-style-name="Heading_20_10">
      <style:text-properties officeooo:rsid="0027ef6e" officeooo:paragraph-rsid="0027ef6e"/>
    </style:style>
    <style:style style:name="P60" style:family="paragraph" style:parent-style-name="Heading_20_10">
      <style:text-properties officeooo:rsid="003cf45f" officeooo:paragraph-rsid="003cf45f"/>
    </style:style>
    <style:style style:name="P6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2" fo:font-size="10pt" style:font-size-asian="10pt" style:font-name-complex="Arial" style:font-size-complex="10pt"/>
    </style:style>
    <style:style style:name="T2" style:family="text">
      <style:text-properties style:font-name="Liberation Sans2" fo:font-size="11pt" style:font-size-asian="11pt" style:font-name-complex="Arial" style:font-size-complex="11pt"/>
    </style:style>
    <style:style style:name="T3" style:family="text">
      <style:text-properties style:font-name="Liberation Sans2" fo:font-size="11pt" officeooo:rsid="0024c771" style:font-size-asian="11pt" style:font-name-complex="Arial" style:font-size-complex="11pt"/>
    </style:style>
    <style:style style:name="T4" style:family="text">
      <style:text-properties style:font-name="Liberation Sans2" fo:font-size="11pt" officeooo:rsid="00156218" style:font-size-asian="11pt" style:font-name-complex="Arial" style:font-size-complex="11pt"/>
    </style:style>
    <style:style style:name="T5" style:family="text">
      <style:text-properties style:font-name="Liberation Sans2" fo:font-size="11pt" fo:font-weight="normal" style:font-size-asian="11pt" style:font-weight-asian="normal" style:font-name-complex="Arial" style:font-size-complex="11pt" style:font-weight-complex="normal"/>
    </style:style>
    <style:style style:name="T6" style:family="text">
      <style:text-properties style:font-name="Liberation Sans2" fo:font-size="11pt" style:text-underline-style="solid" style:text-underline-width="auto" style:text-underline-color="font-color" style:font-size-asian="11pt" style:font-name-complex="Arial" style:font-size-complex="11pt"/>
    </style:style>
    <style:style style:name="T7" style:family="text">
      <style:text-properties fo:background-color="#ffff00" loext:char-shading-value="0"/>
    </style:style>
    <style:style style:name="T8" style:family="text">
      <style:text-properties style:font-name="Liberation Sans3" fo:font-size="11pt" fo:font-style="normal" style:font-name-asian="Liberation Sans3" style:font-size-asian="11pt" style:font-style-asian="normal" style:font-name-complex="Liberation Sans3" style:font-size-complex="11pt" style:font-style-complex="normal"/>
    </style:style>
    <style:style style:name="T9" style:family="text">
      <style:text-properties fo:font-weight="normal" style:font-weight-asian="normal" style:font-weight-complex="normal"/>
    </style:style>
    <style:style style:name="T10" style:family="text">
      <style:text-properties fo:font-weight="normal" officeooo:rsid="003ac70a" style:font-weight-asian="normal" style:font-weight-complex="normal"/>
    </style:style>
    <style:style style:name="T11" style:family="text">
      <style:text-properties fo:font-weight="normal" officeooo:rsid="003ecd73" style:font-weight-asian="normal" style:font-weight-complex="normal"/>
    </style:style>
    <style:style style:name="T12" style:family="text">
      <style:text-properties fo:font-weight="normal" officeooo:rsid="0027ef6e" style:font-weight-asian="normal" style:font-weight-complex="normal"/>
    </style:style>
    <style:style style:name="T13" style:family="text">
      <style:text-properties fo:font-weight="normal" officeooo:rsid="0040bd23" style:font-weight-asian="normal" style:font-weight-complex="normal"/>
    </style:style>
    <style:style style:name="T14" style:family="text">
      <style:text-properties fo:color="#000000" fo:font-size="11pt" style:font-size-asian="11pt" style:font-style-complex="italic"/>
    </style:style>
    <style:style style:name="T15" style:family="text">
      <style:text-properties fo:color="#000000" fo:font-size="11pt" officeooo:rsid="0015a373" style:font-size-asian="11pt" style:font-style-complex="italic"/>
    </style:style>
    <style:style style:name="T16" style:family="text">
      <style:text-properties fo:color="#000000" fo:font-size="11pt" officeooo:rsid="00174518" style:font-size-asian="11pt" style:font-style-complex="italic"/>
    </style:style>
    <style:style style:name="T17" style:family="text">
      <style:text-properties fo:color="#000000" fo:font-size="11pt" officeooo:rsid="0021a877" style:font-size-asian="11pt" style:font-style-complex="italic"/>
    </style:style>
    <style:style style:name="T18" style:family="text">
      <style:text-properties fo:color="#000000" fo:font-size="11pt" officeooo:rsid="0027ef6e" style:font-size-asian="11pt" style:font-style-complex="italic"/>
    </style:style>
    <style:style style:name="T19" style:family="text">
      <style:text-properties fo:color="#000000" fo:font-size="11pt" officeooo:rsid="00296c04" style:font-size-asian="11pt" style:font-style-complex="italic"/>
    </style:style>
    <style:style style:name="T20" style:family="text">
      <style:text-properties fo:color="#000000" fo:font-size="11pt" officeooo:rsid="00306d0d" style:font-size-asian="11pt" style:font-style-complex="italic"/>
    </style:style>
    <style:style style:name="T21" style:family="text">
      <style:text-properties fo:color="#000000" fo:font-size="11pt" officeooo:rsid="003b77b7" style:font-size-asian="11pt" style:font-style-complex="italic"/>
    </style:style>
    <style:style style:name="T22" style:family="text">
      <style:text-properties fo:color="#000000" fo:font-size="11pt" officeooo:rsid="003fbf2f" style:font-size-asian="11pt" style:font-style-complex="italic"/>
    </style:style>
    <style:style style:name="T23" style:family="text">
      <style:text-properties fo:color="#000000" fo:font-size="11pt" officeooo:rsid="0042b11c" style:font-size-asian="11pt" style:font-style-complex="italic"/>
    </style:style>
    <style:style style:name="T24" style:family="text">
      <style:text-properties fo:color="#000000" fo:background-color="transparent" loext:char-shading-value="0"/>
    </style:style>
    <style:style style:name="T25" style:family="text">
      <style:text-properties fo:color="#000000" officeooo:rsid="002ecf11" fo:background-color="transparent" loext:char-shading-value="0"/>
    </style:style>
    <style:style style:name="T26" style:family="text">
      <style:text-properties fo:color="#000000" officeooo:rsid="003c8c38" fo:background-color="transparent" loext:char-shading-value="0"/>
    </style:style>
    <style:style style:name="T27" style:family="text">
      <style:text-properties officeooo:rsid="00174518"/>
    </style:style>
    <style:style style:name="T28" style:family="text">
      <style:text-properties officeooo:rsid="0018dfff"/>
    </style:style>
    <style:style style:name="T29" style:family="text">
      <style:text-properties officeooo:rsid="0019d442"/>
    </style:style>
    <style:style style:name="T30" style:family="text">
      <style:text-properties officeooo:rsid="001b4881"/>
    </style:style>
    <style:style style:name="T31" style:family="text">
      <style:text-properties officeooo:rsid="001c907b"/>
    </style:style>
    <style:style style:name="T32" style:family="text">
      <style:text-properties officeooo:rsid="0021a877"/>
    </style:style>
    <style:style style:name="T33" style:family="text">
      <style:text-properties officeooo:rsid="0024996d"/>
    </style:style>
    <style:style style:name="T34" style:family="text">
      <style:text-properties officeooo:rsid="00266215"/>
    </style:style>
    <style:style style:name="T35" style:family="text">
      <style:text-properties officeooo:rsid="0027235b"/>
    </style:style>
    <style:style style:name="T36" style:family="text">
      <style:text-properties officeooo:rsid="0027dbb3"/>
    </style:style>
    <style:style style:name="T37" style:family="text">
      <style:text-properties fo:font-weight="bold" style:font-weight-asian="bold" style:font-weight-complex="bold"/>
    </style:style>
    <style:style style:name="T38" style:family="text">
      <style:text-properties fo:font-weight="bold" officeooo:rsid="0040bd23" style:font-weight-asian="bold" style:font-weight-complex="bold"/>
    </style:style>
    <style:style style:name="T39" style:family="text">
      <style:text-properties officeooo:rsid="0027ef6e"/>
    </style:style>
    <style:style style:name="T40" style:family="text">
      <style:text-properties officeooo:rsid="002c626f"/>
    </style:style>
    <style:style style:name="T41" style:family="text">
      <style:text-properties officeooo:rsid="002e6183"/>
    </style:style>
    <style:style style:name="T42" style:family="text">
      <style:text-properties officeooo:rsid="002ecf11"/>
    </style:style>
    <style:style style:name="T43" style:family="text">
      <style:text-properties officeooo:rsid="002fbd8b"/>
    </style:style>
    <style:style style:name="T44" style:family="text">
      <style:text-properties officeooo:rsid="00306d0d"/>
    </style:style>
    <style:style style:name="T45" style:family="text">
      <style:text-properties officeooo:rsid="003377dc"/>
    </style:style>
    <style:style style:name="T46" style:family="text">
      <style:text-properties officeooo:rsid="0034272c"/>
    </style:style>
    <style:style style:name="T47" style:family="text">
      <style:text-properties officeooo:rsid="003ac70a"/>
    </style:style>
    <style:style style:name="T48" style:family="text">
      <style:text-properties officeooo:rsid="003b77b7"/>
    </style:style>
    <style:style style:name="T49" style:family="text">
      <style:text-properties officeooo:rsid="003c8c38"/>
    </style:style>
    <style:style style:name="T50" style:family="text">
      <style:text-properties officeooo:rsid="003cf45f"/>
    </style:style>
    <style:style style:name="T51" style:family="text">
      <style:text-properties officeooo:rsid="003ecd73"/>
    </style:style>
    <style:style style:name="T52" style:family="text">
      <style:text-properties officeooo:rsid="003fbf2f"/>
    </style:style>
    <style:style style:name="T53" style:family="text">
      <style:text-properties officeooo:rsid="00404aff"/>
    </style:style>
    <style:style style:name="T54" style:family="text">
      <style:text-properties officeooo:rsid="0040bd23"/>
    </style:style>
    <style:style style:name="T55" style:family="text">
      <style:text-properties officeooo:rsid="0042b11c"/>
    </style:style>
    <style:style style:name="T56" style:family="text">
      <style:text-properties officeooo:rsid="0044290a"/>
    </style:style>
    <style:style style:name="T57" style:family="text">
      <style:text-properties officeooo:rsid="004507f4"/>
    </style:style>
    <style:style style:name="T58" style:family="text">
      <style:text-properties officeooo:rsid="00454e9f"/>
    </style:style>
    <style:style style:name="T59" style:family="text">
      <style:text-properties officeooo:rsid="0046e4e5"/>
    </style:style>
    <style:style style:name="T60" style:family="text">
      <style:text-properties officeooo:rsid="0049715a"/>
    </style:style>
    <style:style style:name="T61" style:family="text">
      <style:text-properties officeooo:rsid="004c2257"/>
    </style:style>
    <style:style style:name="T62" style:family="text">
      <style:text-properties fo:font-style="italic" officeooo:rsid="004c2257" fo:background-color="#ffff00" loext:char-shading-value="0" style:font-style-asian="italic" style:font-style-complex="italic"/>
    </style:style>
    <style:style style:name="T63" style:family="text">
      <style:text-properties fo:font-style="italic" officeooo:rsid="004c2257" fo:background-color="transparent" loext:char-shading-value="0" style:font-style-asian="italic" style:font-style-complex="italic"/>
    </style:style>
    <style:style style:name="T64" style:family="text">
      <style:text-properties fo:font-style="normal" officeooo:rsid="004c2257" fo:background-color="transparent" loext:char-shading-value="0" style:font-style-asian="normal" style:font-style-complex="normal"/>
    </style:style>
    <style:style style:name="Sect1" style:family="section">
      <style:section-properties text:dont-balance-text-columns="false" fo:margin-left="-0.647cm" fo:margin-right="-0.707cm" style:editable="false">
        <style:columns fo:column-count="2">
          <style:column style:rel-width="4907*" fo:start-indent="0cm" fo:end-indent="0.316cm"/>
          <style:column style:rel-width="4933*" fo:start-indent="0.316cm" fo:end-indent="0cm"/>
        </style:columns>
      </style:section-properties>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variable-decls>
        <text:variable-decl office:value-type="string" text:name="Jmeno_darce"/>
        <text:variable-decl office:value-type="string" text:name="Adresa_adresata"/>
        <text:variable-decl office:value-type="string" text:name="PSC"/>
        <text:variable-decl office:value-type="string" text:name="Město_dárce"/>
        <text:variable-decl office:value-type="string" text:name="Vas_dopis_zn"/>
        <text:variable-decl office:value-type="float" text:name="zde_dne"/>
        <text:variable-decl office:value-type="string" text:name="Spisova_zn"/>
        <text:variable-decl office:value-type="string" text:name="Město_odesilate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1"><text:span text:style-name="T54">Podmínky pro placené úkoly</text:span> </text:p>
      <text:section text:style-name="Sect1" text:name="Sekce1">
        <text:h text:style-name="P46" text:outline-level="10"><text:span text:style-name="Strong_20_Emphasis"><text:span text:style-name="T47">Účel podmínek</text:span></text:span></text:h>
        <text:p text:style-name="Standard"><text:span text:style-name="Strong_20_Emphasis"><text:span text:style-name="T10">Tyto podmínky upravují smluvní vztah </text:span></text:span><text:span text:style-name="Strong_20_Emphasis"><text:span text:style-name="T11">mezi </text:span></text:span><text:span text:style-name="Strong_20_Emphasis"><text:span text:style-name="T13">smluvními stranami</text:span></text:span><text:span text:style-name="Strong_20_Emphasis"><text:span text:style-name="T11"> při</text:span></text:span><text:span text:style-name="Strong_20_Emphasis"><text:span text:style-name="T10"> plnění úkolů, </text:span></text:span><text:span text:style-name="Strong_20_Emphasis"><text:span text:style-name="T11">pokud se k těmto podmínkám smluvní strany zavázaly a neujednal</text:span></text:span><text:span text:style-name="Strong_20_Emphasis"><text:span text:style-name="T13">y</text:span></text:span><text:span text:style-name="Strong_20_Emphasis"><text:span text:style-name="T11"> si něco jiného.</text:span></text:span></text:p>
        <text:h text:style-name="P47" text:outline-level="10"><text:span text:style-name="Strong_20_Emphasis"><text:span text:style-name="T38">Zadavatel</text:span></text:span></text:h>
        <text:p text:style-name="P30"><text:span text:style-name="T37">Zadavatel</text:span> je ten, kdo zadává úkoly jako zaměstnavatel, příkazce nebo v jiném právním postavení podle zadávacího listu.</text:p>
        <text:p text:style-name="P19"/>
        <text:p text:style-name="P19"><text:span text:style-name="T54">Zadavatelem je </text:span>Česká pirátská strana, <text:span text:style-name="T51">politická strana s IČ 71339698, se sídlem Řehořova 19</text:span>, Praha <text:span text:style-name="T31">3.</text:span> </text:p>
        <text:p text:style-name="P19"/>
        <text:p text:style-name="P20">Za <text:span text:style-name="T54">zadavatele</text:span> jedná předseda nebo pověřený člen strany nebo její organizační jednotky, která smlouvu uzavírá (právní zástupce). </text:p>
        <text:p text:style-name="P19"/>
        <text:p text:style-name="P20">S výjimkou uzavření smlouvy je oprávněna jednat jménem zadavatele též kontaktní osoba, pokud je uvedena v hlavičce smlouvy.</text:p>
        <text:h text:style-name="P48" text:outline-level="10">Dodavatel</text:h>
        <text:p text:style-name="P30"><text:span text:style-name="T37">Dodavatel</text:span> je ten, kdo plní zadané úkoly jako zaměstnanec, příkaz<text:span text:style-name="T60">ník</text:span>, dodavatel nebo v jiném právním postavení podle zadávacího listu.</text:p>
        <text:p text:style-name="P30"/>
        <text:p text:style-name="P20"><text:span text:style-name="T54">Dodavatel</text:span> je člen strany, její registrovaný příznivec nebo jiná fyzická nebo právnická osoba. </text:p>
        <text:p text:style-name="P20"/>
        <text:p text:style-name="P20">Pokud dodavatel jedná v rámci svého podnikání, uvede to v hlavičce <text:span text:style-name="T59">zadávacího</text:span> listu vedle svého identifikačního čísla. Jinak se má za to, že dodavatel nejedná v rámci svého podnikání. </text:p>
        <text:h text:style-name="P49" text:outline-level="10">Úvodní prohlášení</text:h>
        <text:p text:style-name="P20"><text:span text:style-name="T54">D</text:span>odavatel zná vnitřní předpisy zadavatele a zavazuje se je při <text:span text:style-name="T51">plnění úkolů</text:span> dodržovat.</text:p>
        <text:p text:style-name="P20"/>
        <text:p text:style-name="P20">Zástupci smluvních stran prohlašují a ujišťují se, že jsou způsobilí uzavřít mezi smluvními stranami platnou smlouvu k zamýšlenému účelu.</text:p>
        <text:h text:style-name="P50" text:outline-level="10">Hlavní smluvní vztah</text:h>
        <text:p text:style-name="P38"><text:span text:style-name="T54">D</text:span>odavatel se zavazuje <text:span text:style-name="T48">řádně</text:span> splnit úkol uložený zadavatelem za ujednanou odměnu. </text:p>
        <text:h text:style-name="Heading_20_10" text:outline-level="10"><text:span text:style-name="T54">Zadávací</text:span> list</text:h>
        <text:p text:style-name="P40">Smlouva je uzavřena v písemné podobě podpisem zadávacího listu, který podle údajů v něm uvedených zakládá dohodu o provedení práce, příkazní smlouvu nebo jiný v něm uvedený hlavní smluvní vztah. </text:p>
        <text:p text:style-name="P39">Základní údaje o <text:span text:style-name="T55">zadaném </text:span>úkolu a odměně jsou uvedeny <text:span text:style-name="T54">na zadávacím</text:span> listu, jehož vyhotovení <text:span text:style-name="T55">obdrží</text:span> každá smluvní strana.</text:p>
        <text:p text:style-name="P39">Ze <text:span text:style-name="T54">zadávacího</text:span> listu vyplývá doba plnění úkolu, <text:span text:style-name="T52">odhad časové náročnosti úkolu,</text:span> termín provedení, způsob evidence vykonané práce pro zadavatele a způsob platby odměny. </text:p>
        <text:p text:style-name="P39"><text:span text:style-name="T55">V</text:span> <text:span text:style-name="T55">zadávacím</text:span> listu se vyznačí <text:span text:style-name="T55">den </text:span>uzavření smlouvy, <text:span text:style-name="T55">j</text:span>akož i splnění úkolu a jiná významná skutečnost pro trvání smlouvy, není-li potvrzena písemně doručením druhé smluvní straně. </text:p>
        <text:h text:style-name="Heading_20_10" text:outline-level="10"><text:bookmark-start text:name="__RefHeading__2119_1632952491"/><text:soft-page-break/>Povinnosti <text:span text:style-name="T47">dodavatele</text:span><text:bookmark-end text:name="__RefHeading__2119_1632952491"/></text:h>
        <text:p text:style-name="P23"><text:span text:style-name="T55">D</text:span>odavatel je povinen dodržovat pokyny zadavatele. Není-li pokyn zadavatele vhodný nebo ho dodavatel po právu odmítne plnit, dodavatel na to upozorní zadavatele předem. Nevhodný pokyn dodrží dodavatel jen tehdy, pokud na tom zadavatel trvá, a to na nebezpečí zadavatele.</text:p>
        <text:p text:style-name="P12"/>
        <text:p text:style-name="P28"><text:span text:style-name="T55">D</text:span>odavatel není povinen splnit pokyn, jehož zjevně není třeba k plnění ujednaného úkolu. <text:span text:style-name="T55">D</text:span>odavatel rovněž není povinen plnit dále úkol nebo splnit pokyn, pokud objektivní celková časová náročnost plněného úkolu přesáhne odhad časové náročnosti uvedený v <text:span text:style-name="T55">zadávacím</text:span> listu <text:span text:style-name="T55">nikoliv nepatrně</text:span>.</text:p>
        <text:p text:style-name="P8"/>
        <text:p text:style-name="P18"><text:span text:style-name="T55">Dodavatel</text:span> je při <text:span text:style-name="T52">plnění smlouvy</text:span> povinen <text:span text:style-name="T46">znát a </text:span>dodržovat vnitřní předpisy <text:span text:style-name="T47">zadavatele</text:span> včetně zásad uvedených v programu <text:span text:style-name="T40">Pirátů</text:span>, <text:span text:style-name="T40">zejména v jejich mezích jednat s péčí řádného hospodáře</text:span>. <text:span text:style-name="T42">Závazek dodavatele znát a dodržovat vnitřní předpisy zadavatele se vztahuje i na nově přijaté vnitřní předpisy, dodavatel smí ovšem v případě podstatné změny vnitřních předpisů zadavatele, která má dopad na jeho úkol, smlouvu vypovědět.</text:span></text:p>
        <text:p text:style-name="P8"><text:s/></text:p>
        <text:p text:style-name="P15"><text:span text:style-name="T23">D</text:span><text:span text:style-name="T21">odavatel je oprávněn užít ke splnění smlouvy jinou osobu. </text:span><text:span text:style-name="T14">Užije-li </text:span><text:span text:style-name="T21">dodavatel</text:span><text:span text:style-name="T20"> </text:span><text:span text:style-name="T14">k plnění </text:span><text:span text:style-name="T19">svého</text:span><text:span text:style-name="T14"> úkol</text:span><text:span text:style-name="T19">u</text:span><text:span text:style-name="T14"> </text:span><text:span text:style-name="T19">jiné</text:span><text:span text:style-name="T14"> osob</text:span><text:span text:style-name="T19">y</text:span><text:span text:style-name="T14">, odpovídá za splnění </text:span><text:span text:style-name="T19">úkolu</text:span><text:span text:style-name="T14">, jako by </text:span><text:span text:style-name="T19">ho</text:span><text:span text:style-name="T14"> </text:span><text:span text:style-name="T19">plnil</text:span><text:span text:style-name="T14"> sám. </text:span><text:span text:style-name="T23">Z</text:span><text:span text:style-name="T21">adavatel však může požadovat, aby dodavatel </text:span><text:span text:style-name="T22">splnil</text:span><text:span text:style-name="T21"> úkol nebo jeho část výlučně osobně, a dodavatel je povinen takovému požadavku vyhovět. </text:span><text:span text:style-name="T14"><text:s/></text:span></text:p>
        <text:p text:style-name="P4"/>
        <text:p text:style-name="P26"><text:span text:style-name="T39">Pokud při plnění smlouvy vznikne dílo, </text:span><text:span text:style-name="T15">vytvoří </text:span><text:span text:style-name="T18">ho </text:span><text:span text:style-name="T21">dodavatel</text:span><text:span text:style-name="T18"> </text:span><text:span text:style-name="T15">tak, aby nemělo žádné </text:span><text:span text:style-name="T17">faktické vady ani </text:span><text:span text:style-name="T15">právní vady, </text:span><text:span text:style-name="T21">zadavatel</text:span><text:span text:style-name="T18"> k němu směl vykonávat všechna práva a mohl s ním nakládat </text:span><text:span text:style-name="T20">podle svého uvážení</text:span><text:span text:style-name="T18">. </text:span><text:span text:style-name="T16">Dílo </text:span><text:span text:style-name="T23">dodavatel </text:span><text:span text:style-name="T19">předá </text:span><text:span text:style-name="T21">zadavateli</text:span><text:span text:style-name="T19">; </text:span><text:span text:style-name="T23">v případě elektronického díla </text:span><text:span text:style-name="T19">i ve formátu, ve kterém bylo vytvořeno</text:span><text:span text:style-name="T16">.</text:span></text:p>
        <text:p text:style-name="P26"/>
        <text:p text:style-name="P5">Má-li být odměna vyplácena průběžně, je dodavatel povinen účelně strávený čas na konkrétní části úkolu evidovat dohodnutým způsobem. Vykázaný účelně strávený čas nesmí přesáhnout čas, který by vynaložil na danou část úkolu průměrný dodavatel postupující s odbornou péčí. K plnění úkolu, které v rozporu s ujed<text:span text:style-name="T55">­</text:span>náním není evidováno, se nepřihlíží.</text:p>
        <text:p text:style-name="P5"/>
        <text:p text:style-name="P6"><text:span text:style-name="T55">D</text:span>odavatel je povinen k mlčenlivosti ohledně strategi<text:span text:style-name="T55">ckých informací</text:span>, plánovaných akcí, <text:span text:style-name="T55">nezveřejněných podkladů,</text:span> <text:span text:style-name="T55">osobních údajů, hesel</text:span> nebo jiných důvěrných informací, které označí zadavatel nebo s ohledem na všechny okolnosti je patrné, že na jejich utajení má zadavatel zájem.</text:p>
        <text:h text:style-name="P51" text:outline-level="10">Zákaz konkurence</text:h>
        <text:p text:style-name="P35"><text:span text:style-name="T55">Dodavatel</text:span> nesmí vykonávat úkoly pro <text:span text:style-name="T48">druhou</text:span> politickou stranu <text:span text:style-name="T44">nebo politické hnutí</text:span>, leč by šlo o ujednanou spolupráci <text:span text:style-name="T48">druhé politické strany nebo politického hnutí </text:span>s<text:span text:style-name="T55">e</text:span> <text:span text:style-name="T48">zadavatelem</text:span>. </text:p>
        <text:h text:style-name="P52" text:outline-level="10">Licenční ujednání</text:h>
        <text:p text:style-name="Text_20_body"><text:span text:style-name="T55">Dodavatel uděluje zadavateli veřejnou licenci Creative Commons BY-SA 4.0 k autorským dílům a jiným <text:s/>nehmotným stat­kům vytvořeným dodavatelem při plnění smlouvy, ledaže práva vykonává zadavatel ze zákona.</text:span> <text:span text:style-name="T55">Zadavatel je oprávněn veřejně nabízet a užívat dílo pod svým jménem bez uvedení autora. Dodavatel nemá právo na žádnou dodatečnou odměnu v souvislosti s následným užitím nehmotných statků. Zadavatel poskytnutá díla zveřejňuje a poskytuje k užití jiným osobám za licenčních podmínek uvedených ve vnitřních předpisech zadavatele. <text:s text:c="2"/></text:span></text:p>
        <text:h text:style-name="P53" text:outline-level="10">Odměna</text:h>
        <text:p text:style-name="P23"><text:span text:style-name="T55">D</text:span>odavateli náleží za řádné splnění úkolu odměna ujednaná v <text:span text:style-name="T59">zadávacím</text:span> listě. </text:p>
        <text:p text:style-name="P21"/>
        <text:p text:style-name="P24">Odměna se vyplácí jednorázově po splnění úkolu, ledaže je odměna ujednána měsíčně nebo za jiný časový úsek nebo je dále stanoveno jinak. Odměna se vyplácí průběžně také tehdy, má-li být úkol průběžně plněn a kontrolován, doba plnění přesahuj<text:span text:style-name="T56">e</text:span> jeden měsíc a není dohodnuta jednorázová odměna.</text:p>
        <text:p text:style-name="P21"/>
        <text:p text:style-name="P22">Při průběžném <text:span text:style-name="T49">vyplácení odměny</text:span> vzniká právo na <text:span text:style-name="T49">poměrnou část </text:span>odměn<text:span text:style-name="T49">y vždy </text:span>poslední den měsíce, ve kterém byla smlouva plněna. <text:span text:style-name="T49">O</text:span><text:span text:style-name="T25">dměna za měsíc, po který tato smlouva netrvala celou dobu, se určí poměrnou částí </text:span><text:span text:style-name="T26">doby plnění úkolu</text:span><text:span text:style-name="T25">.</text:span></text:p>
        <text:p text:style-name="P22"/>
        <text:p text:style-name="P24"><text:span text:style-name="T25">O</text:span><text:span text:style-name="T24">dměna za úkol nebo poměrná část odměny je splatná do 14 dnů od vzniku odpovídajícího práva na odměnu nebo její poměrnou část.</text:span></text:p>
        <text:p text:style-name="P21"/>
        <text:p text:style-name="P29">Jakékoliv jiné náklady spojené s plněním úkolů hradí zadavatel jen za podmínek svých vnitřních předpisů nebo za podmínek výslovně ujed<text:span text:style-name="T56">­</text:span>naných ve smlouvě. </text:p>
        <text:h text:style-name="Heading_20_10" text:outline-level="10"><text:soft-page-break/>Změny <text:span text:style-name="T53">v odměňování</text:span></text:h>
        <text:p text:style-name="P25"><text:span text:style-name="T56">Z</text:span>adavatel může určit motivační nebo dodatečnou odměnu za výborné plnění určité části úkolu nebo odměnu na daný měsíc zvýšit z důvodu podstatně většího rozsahu úkolů, než vyplývá ze <text:span text:style-name="T57">zadávacího</text:span> listu.</text:p>
        <text:p text:style-name="P9"/>
        <text:p text:style-name="P11"><text:span text:style-name="T56">Zadavatel</text:span> <text:span text:style-name="T36">smí</text:span> <text:span text:style-name="T35">platbu nevyplacené </text:span>odměn<text:span text:style-name="T35">y zcela nebo zčásti</text:span> <text:span text:style-name="T9">pozastavit</text:span>, pokud <text:span text:style-name="T49">dodavatel</text:span> <text:span text:style-name="T36">řádně </text:span>nesplnil <text:span text:style-name="T36">svěřený</text:span> úkol <text:span text:style-name="T49">nebo jeho část</text:span> <text:span text:style-name="T39">nebo to lze s ohledem na dostupné informace očekávat, a to dokud dodavatel svěřený úkol řádně nesplní. Pozastávka se může vztahovat i na budoucí platby odměny nebo její poměrné části. <text:s/></text:span></text:p>
        <text:p text:style-name="P11"/>
        <text:p text:style-name="P13"><text:span text:style-name="T56">Zadavatel smí platbu odměny zcela nebo z části </text:span><text:span text:style-name="T12">odepřít</text:span><text:span text:style-name="T39">, pokud dodavatel řádně nesplnil v daném období uložený úkol, zejména pokud tak neučinil ani na dodatečnou výzvu zadavatele nebo zadavatel nemá na dodatečném plnění zájem. </text:span></text:p>
        <text:p text:style-name="P9"/>
        <text:p text:style-name="P14"><text:span text:style-name="T53">O změně v odměňování musí zadavatel</text:span> <text:span text:style-name="T50">dodavatele</text:span> vyrozumět nejpozději v den splat­nosti <text:span text:style-name="T50">odměny nebo její poměrné části</text:span> na měsíc, ve kterém nastala rozhodná skutečnost. </text:p>
        <text:h text:style-name="P54" text:outline-level="10">Závazek součinnosti</text:h>
        <text:p text:style-name="P34">Smluvní strany se zavazují <text:span text:style-name="T42">předat si vzájemně nezbytné podklady a doklady, vystavit si potvrzení skutečností podstatných pro plnění této dohody a </text:span>poskytnout si <text:span text:style-name="T42">jinou </text:span>potřebnou součinnost při postupu podle této smlouvy, <text:span text:style-name="T43">a to i v případech, kde to smlouva výslovně nezmiňuje</text:span>.</text:p>
        <text:h text:style-name="P55" text:outline-level="10">Odpovědnost</text:h>
        <text:p text:style-name="P10"><text:span text:style-name="T27">Strany nesou odpovědnost</text:span> za škodu způsobenou porušením nebo zanedbáním povinností podle této <text:span text:style-name="T46">smlouvy</text:span> bez ohledu na zavinění.<text:span text:style-name="T27"> Zadavatel odpovídá dodavateli za vzniklou škodu výlučně jen v rozsahu, v němž může tento náklad uhradit ze svého pojištění nebo kdy jde o postup podle nevhodného pokynu, na jehož nevhodnost dodavatel zadavatele předem upozornil a zadavatel na něm trval (</text:span><text:span text:style-name="T27"><text:bookmark-ref text:reference-format="number-no-superior" text:ref-name="__RefHeading__2119_1632952491">Článek 7</text:bookmark-ref></text:span><text:span text:style-name="T27">).</text:span></text:p>
        <text:h text:style-name="P56" text:outline-level="10">Doručování</text:h>
        <text:p text:style-name="P33">Smluvní strany souhlasí s tím, že k doručování lze používat elektronických nástrojů strany, <text:span text:style-name="T40">a to buď podatelny příslušného orgánu nebo soukromé zprávy na uživatelský účet nebo příslušnou skupinu. K doručování lze použít také e-mailové adresy uvedené v hlavičce zadávacího listu. Pokud zpráva došla některým z uvedených způsobů podle dostupných informací adresátovi, je odesílatel oprávněn ji považovat za doručenou, i když se s ní adresát neseznámil.</text:span></text:p>
        <text:h text:style-name="P57" text:outline-level="10">Ochrana osobních údajů</text:h>
        <text:p text:style-name="P37">Zástupci smluvních stran a smluvní strana, která je fyzickou osobou, udělují souhlas, aby kterákoliv smluvní strana zpracovávala a zveřejňovala osobní údaje včetně rodného čísla uvedené v této smlouvě nebo v zadávacím listu, a to pro účely vedení pracovněprávní agendy, výkon práv a povinností podle smlouvy a informování veřejnosti.</text:p>
        <text:h text:style-name="Heading_20_10" text:outline-level="10">Právní režim</text:h>
        <text:p text:style-name="P7">Není-li touto smlouvou určeno jinak, vztahy mezi <text:span text:style-name="T32">smluvními </text:span>stranami se řídí <text:span text:style-name="T57">podle smluvního typu </text:span>ustanoveními <text:span text:style-name="T57">§ 75 zákona č. 262/2006 Sb., zákoník práce, § 2430 a násl. </text:span>zákona č. <text:span text:style-name="T34">89</text:span>/<text:span text:style-name="T34">2012</text:span> Sb., občansk<text:span text:style-name="T34">ého</text:span> zákoník<text:span text:style-name="T34">u</text:span>, <text:span text:style-name="T34">o příkazní smlouvě</text:span>, <text:span text:style-name="T57">resp. § 2586 a násl., o díle, a to vždy</text:span> v<text:span text:style-name="T34">e</text:span> znění účinném <text:span text:style-name="T32">při</text:span> <text:span text:style-name="T32">podpisu</text:span> smlouvy. </text:p>
        <text:h text:style-name="P58" text:outline-level="10"><text:span text:style-name="T33">Salvátorní ujednání</text:span> </text:h>
        <text:p text:style-name="P16">Pokud by někter<text:span text:style-name="T41">é</text:span> ujednání <text:span text:style-name="T28">smlouvy</text:span> <text:span text:style-name="T41">nebo vnitřních předpisů, na které se odkazuje, ukázalo byť</text:span> <text:span text:style-name="T53">z části</text:span> <text:span text:style-name="T45">nebo dodatečně</text:span> neplatným, neúčinným <text:span text:style-name="T40">nebo jinak nepoužitelným</text:span>, <text:span text:style-name="T41">nejsou tím ostatní ujednání dotčena</text:span>, <text:span text:style-name="T41">pokud to neodporuje </text:span>účelu <text:span text:style-name="T41">smlouvy </text:span>nebo <text:span text:style-name="T41">nejde</text:span> <text:span text:style-name="T41">o ujed­nání</text:span>, kter<text:span text:style-name="T41">é</text:span> oddělit nelze. <text:span text:style-name="T40">Smluvní strany se zavazují zhojit vadu novým ujednáním, případně též vzájemným narovnáním včetně majetkového vypořádání, aby bylo dosaženo nejblíže podobného výsledku, jako kdyby vady nebylo. </text:span></text:p>
        <text:h text:style-name="P59" text:outline-level="10">Trvání smlouvy</text:h>
        <text:p text:style-name="P27"><text:span text:style-name="T53">D</text:span>ob<text:span text:style-name="T53">a</text:span> plnění úkolu v <text:span text:style-name="T57">zadávacím</text:span> listu <text:span text:style-name="T53">určuje</text:span>, <text:span text:style-name="T53">zda smlouva platí na určitou dobu</text:span>. <text:span text:style-name="T58">Bez ohledu na smluvní typ může zadavatel smlouvu, resp. dodavatel, vypovědět za podmínek, které stanoví ustanovení zákona o výpovědi příkazce, resp. příkazníka, s přihlédnutím k ostatním ujednáním těchto podmínek.</text:span></text:p>
        <text:h text:style-name="Heading_20_10" text:outline-level="10"><text:soft-page-break/>Řešení sporů</text:h>
        <text:p text:style-name="P32">V případě sporu, který vznikne z této smlouvy nebo v souvislosti s ní a který nejsou smluvní strany s to vyřešit samy, pokusí se nejprve o vyřešení sporu smírčím jednáním u prostředníka, na kterém se shodnou nebo kterého určí rozhodčí komise <text:span text:style-name="T45">Pirátů</text:span>.</text:p>
        <text:p text:style-name="P32">V případě neúspěchu smírčího jednání se <text:span text:style-name="T52">dodavatel nebo příslušný orgán zadavatele zavazuje</text:span> obrát<text:span text:style-name="T45">it</text:span> na kontrolní komisi <text:span text:style-name="T45">Pirátů </text:span>se stížností podle rozhodčího řádu, <text:span text:style-name="T45">který je vnitřním předpisem zadavatele</text:span>. Teprve pokud <text:span text:style-name="T45">smluvní strany </text:span>bez úspěchu vyčerpají tyto prostředky, mohou sjednat rozhodčí smlouvu ve prospěch rozhodčí komise <text:span text:style-name="T45">Pirátů </text:span>nebo se obrátit na soud, <text:span text:style-name="T58">jinak nebude dluh považován za splatný</text:span>.</text:p>
        <text:h text:style-name="P60" text:outline-level="10">Zveřejnění smlouvy</text:h>
        <text:p text:style-name="P36"><text:span text:style-name="T29">Smluvní strany</text:span> souhlasí s<text:span text:style-name="T29">e zveřejněním smlouvy</text:span>. Smlouva nabývá účinnosti okamžikem, kdy je celá včetně plných textů jejích příloh zveřejněna na internetových stránkách zadavatele. Zejména musí být zveřejněn <text:span text:style-name="T58">zadávací</text:span> list v registru smluv Pirátů. <text:span text:style-name="T58">Zadávací</text:span> list může do registru smluv <text:span text:style-name="T51">Pirátů </text:span>vložit <text:span text:style-name="T51">kterákoliv smluvní strana.</text:span></text:p>
        <text:h text:style-name="Heading_20_10" text:outline-level="10">Závěrečná <text:span text:style-name="T46">ujednání</text:span></text:h>
        <text:p text:style-name="P17">Změna <text:span text:style-name="T29">smlouvy</text:span> se připouští jen ve formě písemných číslovaných dodatků <text:span text:style-name="T51">nebo takových změn v zadávacím listu, které budou společnou vůli smluvních stran bezpečně prokazovat.</text:span> <text:span text:style-name="T51">Z</text:span>a <text:span text:style-name="T51">zadavatele změny podepisuje právní zástupce</text:span>. </text:p>
        <text:p text:style-name="P17"/>
        <text:p text:style-name="P17"><text:span text:style-name="T30">Smluvní s</text:span>trany <text:span text:style-name="T46">prohlašují a vzájemně </text:span>se ujišťují, že <text:span text:style-name="T43">smlouvu</text:span> uzavřely <text:span text:style-name="T43">vážně a </text:span>podle své svobodné vůle, <text:span text:style-name="T28">nikoliv v tísni nebo za nevýhodných podmínek, bylo jim poskytnuto potřebné vysvětlení a její obsah je jim zcela srozumitelný.</text:span> </text:p>
        <text:p text:style-name="P17"/>
        <text:p text:style-name="P43">Tyto podmínky schválilo předsednictvo krajského sdružení Praha na své schůzi konané dne 28. srpna 2014 <text:span text:style-name="T61">usnesením sp. zn. PKS Pha 42/2014. Podmínky</text:span> jsou zveřejněny na webu:</text:p>
        <text:p text:style-name="P44"><text:a xlink:type="simple" xlink:href="http://pirati.cz/regiony/praha/podminky">http://www.pirati.cz/regiony/praha/podminky</text:a>.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FreeSans1" svg:font-family="FreeSans" style:font-family-generic="swiss"/>
    <style:font-face style:name="Liberation Sans3"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 svg:font-family="'Liberation Sans'" style:font-adornments="Běžné"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font-name-asian="DejaVu Sans Light"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font-name-asian="DejaVu Sans 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2" fo:widows="2" fo:hyphenation-ladder-count="no-limit" style:page-number="auto" fo:background-color="transparent" style:shadow="none" style:writing-mode="lr-tb">
        <style:tab-stops/>
        <style:background-image/>
      </style:paragraph-properties>
      <style:text-properties fo:color="#000000" style:font-name="Liberation Sans" fo:font-family="'Liberation Sans'" style:font-style-name="Běžné" style:font-family-generic="swiss" style:font-pitch="variable" fo:font-size="11pt" fo:language="cs" fo:country="CZ"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1cm" fo:margin-bottom="1cm" style:contextual-spacing="false" fo:keep-with-next="always"/>
      <style:text-properties style:font-name="Arial" fo:font-family="Arial" style:font-family-generic="swiss" style:font-pitch="variable" fo:font-size="20pt" style:font-name-asian="DejaVu Sans Light" style:font-family-asian="'DejaVu Sans Light'" style:font-family-generic-asian="system" style:font-pitch-asian="variable" style:font-size-asian="14pt" style:font-weight-asian="normal"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499cm" fo:margin-bottom="0.499cm" style:contextual-spacing="false" style:text-autospace="none" style:punctuation-wrap="simple" style:vertical-align="baseline">
        <style:tab-stops>
          <style:tab-stop style:position="6.251cm"/>
          <style:tab-stop style:position="10.252cm"/>
          <style:tab-stop style:position="14.002cm"/>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autospace="none" style:punctuation-wrap="simple" style:vertical-align="baseline">
        <style:tab-stops>
          <style:tab-stop style:position="6.251cm"/>
          <style:tab-stop style:position="10.252cm"/>
          <style:tab-stop style:position="14.002cm"/>
        </style:tab-stops>
      </style:paragraph-properties>
      <style:text-properties fo:font-weight="bold" style:font-weight-asian="bold" style:font-weight-complex="bold"/>
    </style:style>
    <style:style style:name="Header" style:family="paragraph" style:parent-style-name="Standard" style:class="extra">
      <style:paragraph-properties fo:margin-left="3cm" fo:margin-right="0cm" fo:margin-top="0cm" fo:margin-bottom="0cm" style:contextual-spacing="false" fo:text-indent="0cm" style:auto-text-indent="false" style:text-autospace="none" style:punctuation-wrap="simple" style:vertical-align="baseline">
        <style:tab-stops>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class="extra" style:master-page-name="">
      <style:paragraph-properties fo:text-align="center" style:justify-single-word="false" style:page-number="auto" fo:padding="0cm" fo:border="none" style:text-autospace="none" style:punctuation-wrap="simple" style:vertical-align="baseline" style:join-border="false">
        <style:tab-stops>
          <style:tab-stop style:position="8.001cm" style:type="center"/>
          <style:tab-stop style:position="16.002cm" style:type="right"/>
        </style:tab-stops>
      </style:paragraph-properties>
      <style:text-properties fo:color="#000000"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Text_20_body_20_indent" style:display-name="Text body indent" style:family="paragraph" style:parent-style-name="Standard" style:class="text">
      <style:paragraph-properties fo:margin-left="0.499cm" fo:margin-right="0cm" fo:margin-top="0cm" fo:margin-bottom="0.212cm" style:contextual-spacing="false" fo:text-indent="0cm" style:auto-text-indent="false"/>
    </style:style>
    <style:style style:name="Heading_20_10" style:display-name="Heading 10" style:family="paragraph" style:parent-style-name="Heading" style:next-style-name="Text_20_body" style:default-outline-level="10" style:class="text" style:master-page-name="">
      <style:paragraph-properties fo:margin-top="0.7cm" fo:margin-bottom="0.3cm" style:contextual-spacing="false" style:page-number="auto" fo:background-color="transparent" style:shadow="none">
        <style:tab-stops/>
        <style:background-image/>
      </style:paragraph-properties>
      <style:text-properties fo:font-size="11pt" fo:font-weight="bold" style:font-size-asian="75%" style:font-weight-asian="bold" style:font-size-complex="75%" style:font-weight-complex="normal"/>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5" style:display-name="Heading 5" style:family="paragraph" style:parent-style-name="Heading" style:next-style-name="Text_20_body" style:default-outline-level="5" style:list-style-name="" style:class="text">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Lohit Hindi" style:font-family-complex="'Lohit Hindi'" style:font-family-generic-complex="system" style:font-pitch-complex="variable" style:font-size-complex="10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Článek " style:num-format="1">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ab-stops>
          <style:tab-stop style:position="4.763cm"/>
          <style:tab-stop style:position="8.89cm"/>
          <style:tab-stop style:position="13.018cm"/>
        </style:tab-stops>
      </style:paragraph-properties>
    </style:style>
    <style:style style:name="MP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MP3" style:family="paragraph" style:parent-style-name="Standard" style:master-page-name="First_20_Page">
      <style:paragraph-properties fo:text-align="end" style:justify-single-word="false" style:page-number="auto">
        <style:tab-stops>
          <style:tab-stop style:position="13.573cm"/>
          <style:tab-stop style:position="14.658cm"/>
          <style:tab-stop style:position="15.743cm"/>
        </style:tab-stops>
      </style:paragraph-properties>
      <style:text-properties officeooo:rsid="00398a75" officeooo:paragraph-rsid="004d20d0"/>
    </style:style>
    <style:style style:name="MP4" style:family="paragraph" style:parent-style-name="Footer">
      <style:paragraph-properties fo:text-align="center" style:justify-single-word="false" fo:padding="0cm" fo:border="none" style:join-border="false"/>
      <style:text-properties officeooo:paragraph-rsid="00156218"/>
    </style:style>
    <style:style style:name="MP5" style:family="paragraph" style:parent-style-name="Footer">
      <style:paragraph-properties fo:text-align="center" style:justify-single-word="false" fo:padding="0cm" fo:border="none" style:join-border="false"/>
      <style:text-properties fo:font-size="11pt" officeooo:rsid="000e03bb" style:font-size-asian="11pt" style:font-size-complex="11pt"/>
    </style:style>
    <style:style style:name="MT1" style:family="text">
      <style:text-properties style:font-name="Liberation Sans2" fo:font-size="10pt" style:font-size-asian="10pt" style:font-name-complex="Arial" style:font-size-complex="10pt"/>
    </style:style>
    <style:style style:name="MT2" style:family="text">
      <style:text-properties style:font-name="Liberation Sans2" fo:font-size="11pt" style:font-size-asian="11pt" style:font-name-complex="Arial" style:font-size-complex="11pt"/>
    </style:style>
    <style:style style:name="MT3" style:family="text">
      <style:text-properties fo:font-style="normal" officeooo:rsid="004c2257" fo:background-color="transparent" loext:char-shading-value="0" style:font-style-asian="normal" style:font-style-complex="normal"/>
    </style:style>
    <style:style style:name="MT4" style:family="text">
      <style:text-properties style:font-name="Liberation Sans2" fo:font-size="11pt" officeooo:rsid="0024c771" style:font-size-asian="11pt" style:font-name-complex="Arial" style:font-size-complex="11pt"/>
    </style:style>
    <style:style style:name="MT5" style:family="text">
      <style:text-properties style:font-name="Liberation Sans2" fo:font-size="11pt" officeooo:rsid="00156218" style:font-size-asian="11pt" style:font-name-complex="Arial" style:font-size-complex="11pt"/>
    </style:style>
    <style:style style:name="MT6" style:family="text">
      <style:text-properties style:font-name="Liberation Sans3" fo:font-size="11pt" fo:font-style="normal" style:font-name-asian="Liberation Sans3" style:font-size-asian="11pt" style:font-style-asian="normal" style:font-name-complex="Liberation Sans3" style:font-size-complex="11pt" style:font-style-complex="normal"/>
    </style:style>
    <style:style style:name="MT7" style:family="text">
      <style:text-properties style:font-name="Liberation Sans2" fo:font-size="11pt" fo:font-weight="normal" style:font-size-asian="11pt" style:font-weight-asian="normal" style:font-name-complex="Arial" style:font-size-complex="11pt" style:font-weight-complex="normal"/>
    </style:style>
    <style:style style:name="MT8" style:family="text">
      <style:text-properties style:font-name="Liberation Sans2" fo:font-size="11pt" style:text-underline-style="solid" style:text-underline-width="auto" style:text-underline-color="font-color" style:font-size-asian="11pt" style:font-name-complex="Arial" style:font-size-complex="11pt"/>
    </style:style>
    <style:style style:name="M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0.395cm" fo:margin-left="2.499cm" fo:margin-right="2.499cm" style:shadow="none" fo:background-color="transparent"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svg:height="1.461cm" fo:margin-left="0cm" fo:margin-right="0cm" fo:margin-top="1.3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143cm" fo:margin-bottom="2.053cm" fo:margin-left="2.499cm" fo:margin-right="2.499cm" fo:border="none" fo:padding="0cm" style:shadow="none"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401cm" fo:margin-left="0cm" fo:margin-right="0cm" fo:margin-bottom="0cm" fo:border="none" fo:padding="0cm" style:shadow="none" style:dynamic-spacing="false"/>
      </style:header-style>
      <style:footer-style>
        <style:header-footer-properties svg:height="2.829cm" fo:margin-left="0cm" fo:margin-right="0cm" fo:margin-top="0.4cm" fo:border-top="0.26pt solid #000000" fo:border-bottom="none" fo:border-left="none" fo:border-right="none" fo:padding="0.101cm" style:shadow="none" fo:background-color="transparent" style:dynamic-spacing="false">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line-break/></text:span><text:span text:style-name="MT2"><text:page-number text:select-page="current">4</text:page-number></text:span></text:p>
      </style:footer>
    </style:master-page>
    <style:master-page style:name="First_20_Page" style:display-name="First Page" style:page-layout-name="Mpm2" style:next-style-name="Standard">
      <style:header>
        <text:p text:style-name="Header"><draw:frame text:anchor-type="paragraph" draw:z-index="5" draw:style-name="Mgr1" draw:text-style-name="MP2" svg:width="5.666cm" svg:height="2.347cm" svg:x="-0.415cm" svg:y="-0.392cm"><draw:image xlink:href="Pictures/100002010000044A000001C71252125D.png" xlink:type="simple" xlink:show="embed" xlink:actuate="onLoad"><text:p/></draw:image></draw:frame></text:p>
      </style:header>
      <style:header-first>
        <text:p text:style-name="MP3"><draw:frame text:anchor-type="paragraph" draw:z-index="4" draw:style-name="Mgr1" draw:text-style-name="MP2" svg:width="5.666cm" svg:height="2.347cm" svg:x="-0.415cm" svg:y="-0.392cm"><draw:image xlink:href="Pictures/100002010000044A000001C71252125D.png" xlink:type="simple" xlink:show="embed" xlink:actuate="onLoad"><text:p/></draw:image></draw:frame><draw:frame text:anchor-type="paragraph" draw:z-index="3" draw:style-name="Mgr1" draw:text-style-name="MP2" svg:width="5.666cm" svg:height="2.347cm" svg:x="-0.415cm" svg:y="-0.392cm"><draw:image xlink:href="Pictures/100002010000044A000001C71252125D.png" xlink:type="simple" xlink:show="embed" xlink:actuate="onLoad"><text:p/></draw:image></draw:frame><draw:frame text:anchor-type="paragraph" draw:z-index="2" draw:style-name="Mgr1" draw:text-style-name="MP2" svg:width="5.666cm" svg:height="2.347cm" svg:x="-0.415cm" svg:y="-0.392cm"><draw:image xlink:href="Pictures/100002010000044A000001C71252125D.png" xlink:type="simple" xlink:show="embed" xlink:actuate="onLoad"><text:p/></draw:image></draw:frame><draw:frame text:anchor-type="paragraph" draw:z-index="1" draw:style-name="Mgr1" draw:text-style-name="MP2" svg:width="5.666cm" svg:height="2.347cm" svg:x="-0.415cm" svg:y="-0.392cm"><draw:image xlink:href="Pictures/100002010000044A000001C71252125D.png" xlink:type="simple" xlink:show="embed" xlink:actuate="onLoad"><text:p/></draw:image></draw:frame><draw:frame text:anchor-type="paragraph" draw:z-index="0" draw:style-name="Mgr1" draw:text-style-name="MP2" svg:width="5.666cm" svg:height="2.347cm" svg:x="-0.415cm" svg:y="-0.392cm"><draw:image xlink:href="Pictures/100002010000044A000001C71252125D.png" xlink:type="simple" xlink:show="embed" xlink:actuate="onLoad"><text:p/></draw:image></draw:frame>Sp. zn. <text:span text:style-name="MT3">PKS Pha 42/2014</text:span></text:p>
      </style:header-first>
      <style:footer>
        <text:p text:style-name="Footer"/>
      </style:footer>
      <style:footer-first>
        <text:p text:style-name="MP4"><text:span text:style-name="MT2">Česká pirátská strana • </text:span><text:span text:style-name="MT4">Řehořova 19</text:span><text:span text:style-name="MT5">,</text:span><text:span text:style-name="MT2"> 1</text:span><text:span text:style-name="MT5">3</text:span><text:span text:style-name="MT2">0 00 Praha </text:span><text:span text:style-name="MT5">3</text:span><text:span text:style-name="MT2"> <text:s/>• IČO 71339698</text:span><text:span text:style-name="MT6"><text:line-break/></text:span><text:span text:style-name="MT7">Web</text:span><text:span text:style-name="MT2"> </text:span><text:a xlink:type="simple" xlink:href="http://www.pirati.cz/"><text:span text:style-name="MT2">http://www.pirati.cz</text:span></text:a><text:span text:style-name="MT2"> • E-mail </text:span><text:a xlink:type="simple" xlink:href="mailto:info@pirati.cz"><text:span text:style-name="MT2">info@pirati.cz</text:span></text:a><text:span text:style-name="MT2"> • </text:span><text:span text:style-name="MT5">Datová schránka</text:span><text:span text:style-name="MT2"> </text:span><text:span text:style-name="MT8">b2i4r6j</text:span></text:p>
        <text:p text:style-name="MP5">Transparentní účet 2100048174/2010</text:p>
      </style:footer-first>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Michálek</meta:initial-creator>
    <meta:creation-date>2012-01-28T20:42:39</meta:creation-date>
    <dc:creator>jakub </dc:creator>
    <dc:date>2014-08-28T19:05:00.407700424</dc:date>
    <meta:editing-cycles>85</meta:editing-cycles>
    <meta:editing-duration>P24DT12H1M56S</meta:editing-duration>
    <meta:generator>LibreOffice/4.2.4.2$Linux_X86_64 LibreOffice_project/420m0$Build-2</meta:generator>
    <meta:document-statistic meta:table-count="0" meta:image-count="0" meta:object-count="0" meta:page-count="4" meta:paragraph-count="74" meta:word-count="1706" meta:character-count="11573" meta:non-whitespace-character-count="9930"/>
    <meta:user-defined meta:name="Informace 1"/>
    <meta:user-defined meta:name="Informace 2"/>
    <meta:user-defined meta:name="Informace 3"/>
    <meta:user-defined meta:name="Informace 4"/>
  </office:meta>
</office:document-meta>
</file>